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54.82mm" svg:height="68.26mm" svg:x="195.34mm" svg:y="66.95mm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table:number-columns-repeated="1003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table:number-columns-repeated="1003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table:number-columns-repeated="1003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table:number-columns-repeated="1003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table:number-columns-repeated="1003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195.34mm" svg:y="66.95mm">
            <loext:p draw:notify-on-update-of-ranges="'2016-2017'.B2:'2016-2017'.B17 '2016-2017'.Q1:'2016-2017'.Q1 '2016-2017'.Q2:'2016-2017'.Q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table:number-columns-repeated="1003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table:number-columns-repeated="1003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table:number-columns-repeated="1003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table:number-columns-repeated="1003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/>
          <table:table-cell table:formula="of:=[.Q14]+[.P15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/>
          <table:table-cell table:formula="of:=[.Q15]+[.P16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table:number-columns-repeated="10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0" calcext:value-type="float">
            <text:p>0</text:p>
          </table:table-cell>
          <table:table-cell/>
          <table:table-cell table:formula="of:=[.Q16]+[.P17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table:number-columns-repeated="10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/>
          <table:table-cell table:formula="of:=[.Q17]+[.P18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.00.0000</text:date>, <text:time style:data-style-name="N2" text:time-value="14:08:23.41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27</meta:editing-cycles>
    <meta:editing-duration>PT2H21M4S</meta:editing-duration>
    <dc:title>Saison Ekkart</dc:title>
    <dc:date>2016-11-17T14:08:48.905000000</dc:date>
    <dc:creator>Ekkart Kleinod</dc:creator>
    <meta:generator>LibreOffice/5.1.5.2$Windows_x86 LibreOffice_project/7a864d8825610a8c07cfc3bc01dd4fce6a9447e5</meta:generator>
    <meta:document-statistic meta:table-count="2" meta:cell-count="7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B2:'2016-2017'.B17 '2016-2017'.Q1:'2016-2017'.Q17" chart:data-source-has-labels="both" svg:x="0.309cm" svg:y="1.187cm" svg:width="14.865cm" svg:height="5.504cm">
          <chartooo:coordinate-region svg:x="2.294cm" svg:y="1.187cm" svg:width="12.256cm" svg:height="4.26cm"/>
          <chart:axis chart:dimension="x" chart:name="primary-x" chart:style-name="ch4" chartooo:axis-type="auto">
            <chartooo:date-scale/>
            <chart:categories table:cell-range-address="'2016-2017'.B2:'2016-2017'.B17"/>
          </chart:axis>
          <chart:axis chart:dimension="y" chart:name="primary-y" chart:style-name="ch5"/>
          <chart:series chart:style-name="ch6" chart:values-cell-range-address="'2016-2017'.Q2:'2016-2017'.Q17" chart:label-cell-address="'2016-2017'.Q1:'2016-2017'.Q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17</svg:desc>
                </draw:g>
              </table:table-cell>
              <table:table-cell office:value-type="float" office:value="1523">
                <text:p>1523</text:p>
                <draw:g>
                  <svg:desc>'2016-2017'.Q2:'2016-2017'.Q17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